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10-0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0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13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15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21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25522580645" calcext:value-type="float">
            <text:p>10.342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62736" calcext:value-type="float">
            <text:p>10.26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65675" calcext:value-type="float">
            <text:p>10.2076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08810322581" calcext:value-type="float">
            <text:p>10.17088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1656774194" calcext:value-type="float">
            <text:p>10.1131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0090322581" calcext:value-type="float">
            <text:p>10.052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24184" calcext:value-type="float">
            <text:p>10.00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525961290323" calcext:value-type="float">
            <text:p>9.9552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596542857143" calcext:value-type="float">
            <text:p>9.95596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9372903226" calcext:value-type="float">
            <text:p>10.0679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945775" calcext:value-type="float">
            <text:p>10.1394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0672" calcext:value-type="float">
            <text:p>10.08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85677419355" calcext:value-type="float">
            <text:p>10.048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016412903226" calcext:value-type="float">
            <text:p>9.9901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2206451613" calcext:value-type="float">
            <text:p>10.098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04356129032" calcext:value-type="float">
            <text:p>10.22043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05744516129" calcext:value-type="float">
            <text:p>10.2005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6172903226" calcext:value-type="float">
            <text:p>10.1746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46128" calcext:value-type="float">
            <text:p>10.08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4585" calcext:value-type="float">
            <text:p>10.014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81054545455" calcext:value-type="float">
            <text:p>9.567810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409780645161" calcext:value-type="float">
            <text:p>9.4840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749290322581" calcext:value-type="float">
            <text:p>9.4374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26167741935" calcext:value-type="float">
            <text:p>9.35726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274477419355" calcext:value-type="float">
            <text:p>9.2527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100980645161" calcext:value-type="float">
            <text:p>9.1610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60905" calcext:value-type="float">
            <text:p>9.1060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58264" calcext:value-type="float">
            <text:p>9.07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733161290323" calcext:value-type="float">
            <text:p>9.0073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34731034483" calcext:value-type="float">
            <text:p>9.019347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96593548387" calcext:value-type="float">
            <text:p>9.1049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171525" calcext:value-type="float">
            <text:p>9.1517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12416" calcext:value-type="float">
            <text:p>9.12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720980645162" calcext:value-type="float">
            <text:p>9.23720980645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06606451613" calcext:value-type="float">
            <text:p>9.43906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32590967742" calcext:value-type="float">
            <text:p>9.53325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52696774194" calcext:value-type="float">
            <text:p>9.4765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687974193548" calcext:value-type="float">
            <text:p>9.4968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247251612903" calcext:value-type="float">
            <text:p>9.53247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6376" calcext:value-type="float">
            <text:p>9.62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741125" calcext:value-type="float">
            <text:p>9.7674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87310344828" calcext:value-type="float">
            <text:p>9.95487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5455" calcext:value-type="float">
            <text:p>10.079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2216774194" calcext:value-type="float">
            <text:p>10.18022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26100645161" calcext:value-type="float">
            <text:p>10.3626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01228387097" calcext:value-type="float">
            <text:p>10.5201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4504" calcext:value-type="float">
            <text:p>10.51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47848" calcext:value-type="float">
            <text:p>10.44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8879483871" calcext:value-type="float">
            <text:p>10.4288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79251612903" calcext:value-type="float">
            <text:p>10.437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25809032258" calcext:value-type="float">
            <text:p>10.52258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03424516129" calcext:value-type="float">
            <text:p>10.6303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19847741936" calcext:value-type="float">
            <text:p>10.79198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56054285714" calcext:value-type="float">
            <text:p>10.88560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85375" calcext:value-type="float">
            <text:p>11.0218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9663" calcext:value-type="float">
            <text:p>11.0196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69504" calcext:value-type="float">
            <text:p>10.95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075" calcext:value-type="float">
            <text:p>10.88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76136" calcext:value-type="float">
            <text:p>10.82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3850322581" calcext:value-type="float">
            <text:p>10.77438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781825" calcext:value-type="float">
            <text:p>10.7378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88736" calcext:value-type="float">
            <text:p>10.74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39575" calcext:value-type="float">
            <text:p>10.7863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30568" calcext:value-type="float">
            <text:p>10.84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986" calcext:value-type="float">
            <text:p>10.936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91809655172" calcext:value-type="float">
            <text:p>10.999180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38815483871" calcext:value-type="float">
            <text:p>10.9738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8185806452" calcext:value-type="float">
            <text:p>10.9248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79335" calcext:value-type="float">
            <text:p>10.8979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565" calcext:value-type="float">
            <text:p>10.91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37448" calcext:value-type="float">
            <text:p>11.01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45025" calcext:value-type="float">
            <text:p>11.2224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12258064516" calcext:value-type="float">
            <text:p>11.651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62049032258" calcext:value-type="float">
            <text:p>12.0862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35615483871" calcext:value-type="float">
            <text:p>12.2235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54008" calcext:value-type="float">
            <text:p>12.32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793925" calcext:value-type="float">
            <text:p>12.4679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7951428571" calcext:value-type="float">
            <text:p>12.56679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7854" calcext:value-type="float">
            <text:p>12.547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97785806452" calcext:value-type="float">
            <text:p>12.5097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34802580645" calcext:value-type="float">
            <text:p>12.4334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7156129032" calcext:value-type="float">
            <text:p>12.4607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041575" calcext:value-type="float">
            <text:p>12.4704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75403870968" calcext:value-type="float">
            <text:p>12.44754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82402580645" calcext:value-type="float">
            <text:p>12.41824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88129032258" calcext:value-type="float">
            <text:p>12.378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6012903226" calcext:value-type="float">
            <text:p>12.332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65574193548" calcext:value-type="float">
            <text:p>12.276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5368" calcext:value-type="float">
            <text:p>12.2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73904516129" calcext:value-type="float">
            <text:p>12.1573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6135483871" calcext:value-type="float">
            <text:p>12.096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83218064516" calcext:value-type="float">
            <text:p>12.03832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39494193548" calcext:value-type="float">
            <text:p>11.98394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15992" calcext:value-type="float">
            <text:p>11.93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3865" calcext:value-type="float">
            <text:p>11.873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6379354839" calcext:value-type="float">
            <text:p>11.8146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0856774194" calcext:value-type="float">
            <text:p>11.75908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96294193548" calcext:value-type="float">
            <text:p>11.7096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53148387097" calcext:value-type="float">
            <text:p>11.675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00286451613" calcext:value-type="float">
            <text:p>11.6100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41762857143" calcext:value-type="float">
            <text:p>11.53417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53365" calcext:value-type="float">
            <text:p>11.4553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6807483871" calcext:value-type="float">
            <text:p>11.3768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8185806452" calcext:value-type="float">
            <text:p>11.3058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83230967742" calcext:value-type="float">
            <text:p>11.1883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5863225807" calcext:value-type="float">
            <text:p>11.14358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72905" calcext:value-type="float">
            <text:p>11.0872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8672" calcext:value-type="float">
            <text:p>11.02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35055483871" calcext:value-type="float">
            <text:p>11.0135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76665" calcext:value-type="float">
            <text:p>11.0476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41762580645" calcext:value-type="float">
            <text:p>11.1441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05569655172" calcext:value-type="float">
            <text:p>11.340556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80738064516" calcext:value-type="float">
            <text:p>11.57807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02539354839" calcext:value-type="float">
            <text:p>11.7902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02134193548" calcext:value-type="float">
            <text:p>11.8102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10521290323" calcext:value-type="float">
            <text:p>11.76105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37536" calcext:value-type="float">
            <text:p>11.69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13068387097" calcext:value-type="float">
            <text:p>11.61130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4936774194" calcext:value-type="float">
            <text:p>11.59449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95424" calcext:value-type="float">
            <text:p>11.62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6319" calcext:value-type="float">
            <text:p>11.6963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48456" calcext:value-type="float">
            <text:p>11.79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59393548387" calcext:value-type="float">
            <text:p>11.755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8036" calcext:value-type="float">
            <text:p>11.71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5615" calcext:value-type="float">
            <text:p>11.7315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7796129032" calcext:value-type="float">
            <text:p>11.8297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71249032258" calcext:value-type="float">
            <text:p>11.82712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76975483871" calcext:value-type="float">
            <text:p>11.7876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59798709677" calcext:value-type="float">
            <text:p>11.7359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93525" calcext:value-type="float">
            <text:p>11.6739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1940645161" calcext:value-type="float">
            <text:p>11.6061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0302" calcext:value-type="float">
            <text:p>11.56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57008" calcext:value-type="float">
            <text:p>10.91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77047741936" calcext:value-type="float">
            <text:p>10.83770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3943225806" calcext:value-type="float">
            <text:p>10.75039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26152" calcext:value-type="float">
            <text:p>10.66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39341935484" calcext:value-type="float">
            <text:p>10.583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05784" calcext:value-type="float">
            <text:p>10.52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5402" calcext:value-type="float">
            <text:p>10.455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99175384615" calcext:value-type="float">
            <text:p>10.359917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4036" calcext:value-type="float">
            <text:p>10.19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8585806452" calcext:value-type="float">
            <text:p>10.1018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57408" calcext:value-type="float">
            <text:p>9.96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842348387097" calcext:value-type="float">
            <text:p>9.8284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5528" calcext:value-type="float">
            <text:p>9.6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417290322581" calcext:value-type="float">
            <text:p>9.5441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114787096774" calcext:value-type="float">
            <text:p>9.6511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92416" calcext:value-type="float">
            <text:p>9.62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617987096774" calcext:value-type="float">
            <text:p>9.5261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58664" calcext:value-type="float">
            <text:p>9.39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385248" calcext:value-type="float">
            <text:p>9.243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174857142857" calcext:value-type="float">
            <text:p>9.09174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126" calcext:value-type="float">
            <text:p>9.009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8264" calcext:value-type="float">
            <text:p>7.80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4344" calcext:value-type="float">
            <text:p>7.71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54" calcext:value-type="float">
            <text:p>7.87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43316" calcext:value-type="float">
            <text:p>8.444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788646153846" calcext:value-type="float">
            <text:p>9.407886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959741935484" calcext:value-type="float">
            <text:p>9.9295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6686451613" calcext:value-type="float">
            <text:p>10.2536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0456" calcext:value-type="float">
            <text:p>10.34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7796129032" calcext:value-type="float">
            <text:p>10.3057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8168" calcext:value-type="float">
            <text:p>10.19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8562580645" calcext:value-type="float">
            <text:p>10.10785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6433548387" calcext:value-type="float">
            <text:p>10.14964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5268" calcext:value-type="float">
            <text:p>10.14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98227096774" calcext:value-type="float">
            <text:p>10.1098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68608" calcext:value-type="float">
            <text:p>10.03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51958709677" calcext:value-type="float">
            <text:p>10.03519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37142857143" calcext:value-type="float">
            <text:p>10.123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90304516129" calcext:value-type="float">
            <text:p>10.0390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691380645161" calcext:value-type="float">
            <text:p>9.91691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82024" calcext:value-type="float">
            <text:p>9.79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991587096774" calcext:value-type="float">
            <text:p>9.6999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9056" calcext:value-type="float">
            <text:p>9.60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52544516129" calcext:value-type="float">
            <text:p>9.5452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701290322581" calcext:value-type="float">
            <text:p>9.4070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39488" calcext:value-type="float">
            <text:p>9.34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494838709678" calcext:value-type="float">
            <text:p>9.23494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316" calcext:value-type="float">
            <text:p>9.25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653290322581" calcext:value-type="float">
            <text:p>9.3765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77" calcext:value-type="float">
            <text:p>9.208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75535483871" calcext:value-type="float">
            <text:p>9.1407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52904" calcext:value-type="float">
            <text:p>9.10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8454" calcext:value-type="float">
            <text:p>9.728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21135483871" calcext:value-type="float">
            <text:p>9.7412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32344" calcext:value-type="float">
            <text:p>9.67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587303225806" calcext:value-type="float">
            <text:p>9.72587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2616" calcext:value-type="float">
            <text:p>9.66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13238709678" calcext:value-type="float">
            <text:p>9.564132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853393548387" calcext:value-type="float">
            <text:p>9.4585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73448" calcext:value-type="float">
            <text:p>9.33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82624516129" calcext:value-type="float">
            <text:p>9.2282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651019354839" calcext:value-type="float">
            <text:p>9.0965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206028571429" calcext:value-type="float">
            <text:p>9.08206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09341935484" calcext:value-type="float">
            <text:p>8.9450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500696774193" calcext:value-type="float">
            <text:p>8.745006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77096" calcext:value-type="float">
            <text:p>8.54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644774193549" calcext:value-type="float">
            <text:p>8.326447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1776" calcext:value-type="float">
            <text:p>8.10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88544516129" calcext:value-type="float">
            <text:p>7.8688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422787096774" calcext:value-type="float">
            <text:p>7.6242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474" calcext:value-type="float">
            <text:p>7.44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552387096774" calcext:value-type="float">
            <text:p>7.3255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06690909091" calcext:value-type="float">
            <text:p>7.324066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35944" calcext:value-type="float">
            <text:p>10.01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475070967742" calcext:value-type="float">
            <text:p>9.9147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458890322581" calcext:value-type="float">
            <text:p>9.82458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6112" calcext:value-type="float">
            <text:p>9.74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458916129032" calcext:value-type="float">
            <text:p>9.6545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07784" calcext:value-type="float">
            <text:p>9.58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27174193548" calcext:value-type="float">
            <text:p>9.5852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14857142857" calcext:value-type="float">
            <text:p>9.62514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499974193549" calcext:value-type="float">
            <text:p>9.694999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135019354839" calcext:value-type="float">
            <text:p>9.7213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91333333333" calcext:value-type="float">
            <text:p>9.76291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628929032258" calcext:value-type="float">
            <text:p>9.83628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803410526316" calcext:value-type="float">
            <text:p>9.8580341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08810322581" calcext:value-type="float">
            <text:p>10.17088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33973333333" calcext:value-type="float">
            <text:p>10.33339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1629090909" calcext:value-type="float">
            <text:p>10.378162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6426" calcext:value-type="float">
            <text:p>10.266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1070967742" calcext:value-type="float">
            <text:p>10.222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916" calcext:value-type="float">
            <text:p>10.12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8296774194" calcext:value-type="float">
            <text:p>10.091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3256" calcext:value-type="float">
            <text:p>10.17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73414193548" calcext:value-type="float">
            <text:p>10.16734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7127483871" calcext:value-type="float">
            <text:p>10.1271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21464" calcext:value-type="float">
            <text:p>10.11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9372903226" calcext:value-type="float">
            <text:p>10.0679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5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2426666667" calcext:value-type="float">
            <text:p>10.02724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720" meta:object-count="0"/>
    <meta:user-defined meta:name="AppVersion">3.0</meta:user-defined>
  </office:meta>
</office:document-meta>
</file>